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Package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 office:value-type="string">
            <text:p>Cos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TT0</text:p>
          </table:table-cell>
          <table:table-cell office:value-type="string">
            <text:p>Battery Holder</text:p>
          </table:table-cell>
          <table:table-cell/>
          <table:table-cell table:number-columns-repeated="2" office:value-type="string">
            <text:p>2479-BATTERY</text:p>
          </table:table-cell>
          <table:table-cell office:value-type="string">
            <text:p>On Hand</text:p>
          </table:table-cell>
          <table:table-cell table:number-columns-repeated="2"/>
        </table:table-row>
        <table:table-row table:style-name="ro1">
          <table:table-cell office:value-type="string">
            <text:p>C0</text:p>
          </table:table-cell>
          <table:table-cell office:value-type="string">
            <text:p>Capacitor</text:p>
          </table:table-cell>
          <table:table-cell office:value-type="string">
            <text:p>0.33uF</text:p>
          </table:table-cell>
          <table:table-cell office:value-type="string">
            <text:p>199D33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table:style-name="ce2" office:value-type="string">
            <text:p>718-1216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199D10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718-1207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B0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1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2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3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GPS-LED</text:p>
          </table:table-cell>
          <table:table-cell office:value-type="string">
            <text:p>1206 SMT LED</text:p>
          </table:table-cell>
          <table:table-cell office:value-type="string">
            <text:p>YELLOW</text:p>
          </table:table-cell>
          <table:table-cell office:value-type="string">
            <text:p>LTST-C150Y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70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IC0</text:p>
          </table:table-cell>
          <table:table-cell office:value-type="string">
            <text:p>I2C Active Terminator</text:p>
          </table:table-cell>
          <table:table-cell/>
          <table:table-cell office:value-type="string">
            <text:p>PCA9600D,112</text:p>
          </table:table-cell>
          <table:table-cell office:value-type="string">
            <text:p>SO08</text:p>
          </table:table-cell>
          <table:table-cell office:value-type="string">
            <text:p>Digikey</text:p>
          </table:table-cell>
          <table:table-cell office:value-type="string">
            <text:p>568-5744-ND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J0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1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2</text:p>
          </table:table-cell>
          <table:table-cell office:value-type="string">
            <text:p>10 Pin Molex</text:p>
          </table:table-cell>
          <table:table-cell/>
          <table:table-cell table:number-columns-repeated="2" office:value-type="string">
            <text:p>2510-6002</text:p>
          </table:table-cell>
          <table:table-cell office:value-type="string">
            <text:p>Digikey</text:p>
          </table:table-cell>
          <table:table-cell office:value-type="string">
            <text:p>MHC10E-ND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4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5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6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7</text:p>
          </table:table-cell>
          <table:table-cell office:value-type="string">
            <text:p>2-Terminal Phoenix</text:p>
          </table:table-cell>
          <table:table-cell/>
          <table:table-cell table:number-columns-repeated="2" office:value-type="float" office:value="1751248">
            <text:p>1751248</text:p>
          </table:table-cell>
          <table:table-cell office:value-type="string">
            <text:p>Mouser</text:p>
          </table:table-cell>
          <table:table-cell office:value-type="string">
            <text:p>651-1751248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2x3 Pin Male</text:p>
          </table:table-cell>
          <table:table-cell/>
          <table:table-cell office:value-type="string">
            <text:p>CNTL</text:p>
          </table:table-cell>
          <table:table-cell office:value-type="string">
            <text:p>MA03-2</text:p>
          </table:table-cell>
          <table:table-cell table:number-columns-repeated="3"/>
        </table:table-row>
        <table:table-row table:style-name="ro1">
          <table:table-cell office:value-type="string">
            <text:p>J9</text:p>
          </table:table-cell>
          <table:table-cell office:value-type="string">
            <text:p>2 Pin Male</text:p>
          </table:table-cell>
          <table:table-cell/>
          <table:table-cell table:number-columns-repeated="2" office:value-type="string">
            <text:p>MA02-1</text:p>
          </table:table-cell>
          <table:table-cell table:number-columns-repeated="3"/>
        </table:table-row>
        <table:table-row table:style-name="ro1">
          <table:table-cell office:value-type="string">
            <text:p>PIC0</text:p>
          </table:table-cell>
          <table:table-cell office:value-type="string">
            <text:p>PIC uC</text:p>
          </table:table-cell>
          <table:table-cell/>
          <table:table-cell office:value-type="string">
            <text:p>PIC18F45J10-I/P</text:p>
          </table:table-cell>
          <table:table-cell office:value-type="string">
            <text:p>DIL40</text:p>
          </table:table-cell>
          <table:table-cell office:value-type="string">
            <text:p>Digikey</text:p>
          </table:table-cell>
          <table:table-cell office:value-type="string">
            <text:p>PIC18F45J10-I/P-ND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string">
            <text:p>PWR-LED</text:p>
          </table:table-cell>
          <table:table-cell office:value-type="string">
            <text:p>1206 SMT LED</text:p>
          </table:table-cell>
          <table:table-cell office:value-type="string">
            <text:p>GREEN</text:p>
          </table:table-cell>
          <table:table-cell office:value-type="string">
            <text:p>LTST-C150GKT</text:p>
          </table:table-cell>
          <table:table-cell office:value-type="string">
            <text:p>LED1206</text:p>
          </table:table-cell>
          <table:table-cell table:style-name="Default" office:value-type="string">
            <text:p>Digikey</text:p>
          </table:table-cell>
          <table:table-cell table:style-name="ce1" office:value-type="string">
            <text:p>160-1169-1-ND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Xtal Oscillator</text:p>
          </table:table-cell>
          <table:table-cell office:value-type="string">
            <text:p>20MHz</text:p>
          </table:table-cell>
          <table:table-cell office:value-type="string">
            <text:p>ECS-200-18-4XEN</text:p>
          </table:table-cell>
          <table:table-cell office:value-type="string">
            <text:p>HC49U-V</text:p>
          </table:table-cell>
          <table:table-cell office:value-type="string">
            <text:p>Digikey</text:p>
          </table:table-cell>
          <table:table-cell office:value-type="string">
            <text:p>XC1723-ND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R0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EG0</text:p>
          </table:table-cell>
          <table:table-cell office:value-type="string">
            <text:p>3V3 Regulator</text:p>
          </table:table-cell>
          <table:table-cell/>
          <table:table-cell office:value-type="string">
            <text:p>MCP1725-3302E/SN</text:p>
          </table:table-cell>
          <table:table-cell office:value-type="string">
            <text:p>SOIC8-N_MC</text:p>
          </table:table-cell>
          <table:table-cell office:value-type="string">
            <text:p>Digikey</text:p>
          </table:table-cell>
          <table:table-cell office:value-type="string">
            <text:p>MCP1725-3302E/SN-ND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REG1</text:p>
          </table:table-cell>
          <table:table-cell office:value-type="string">
            <text:p>5V Regulator</text:p>
          </table:table-cell>
          <table:table-cell/>
          <table:table-cell office:value-type="string">
            <text:p>L78S05CV</text:p>
          </table:table-cell>
          <table:table-cell office:value-type="string">
            <text:p>78XXL</text:p>
          </table:table-cell>
          <table:table-cell office:value-type="string">
            <text:p>Digikey</text:p>
          </table:table-cell>
          <table:table-cell office:value-type="string">
            <text:p>497-1468-5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RF0</text:p>
          </table:table-cell>
          <table:table-cell office:value-type="string">
            <text:p>MiWi Module</text:p>
          </table:table-cell>
          <table:table-cell/>
          <table:table-cell office:value-type="string">
            <text:p>MRF24J40MA-I/RM</text:p>
          </table:table-cell>
          <table:table-cell office:value-type="string">
            <text:p>PCB12</text:p>
          </table:table-cell>
          <table:table-cell office:value-type="string">
            <text:p>Digikey</text:p>
          </table:table-cell>
          <table:table-cell office:value-type="string">
            <text:p>MRF24J40MA-I/RM-ND</text:p>
          </table:table-cell>
          <table:table-cell office:value-type="float" office:value="10.87">
            <text:p>10.87</text:p>
          </table:table-cell>
        </table:table-row>
        <table:table-row table:style-name="ro1">
          <table:table-cell office:value-type="string">
            <text:p>SW0</text:p>
          </table:table-cell>
          <table:table-cell office:value-type="string">
            <text:p>Reset Switch</text:p>
          </table:table-cell>
          <table:table-cell/>
          <table:table-cell office:value-type="string">
            <text:p>SW-PB-MOM</text:p>
          </table:table-cell>
          <table:table-cell office:value-type="string">
            <text:p>SW-MOM-PB</text:p>
          </table:table-cell>
          <table:table-cell table:number-columns-repeated="3"/>
        </table:table-row>
        <table:table-row table:style-name="ro1">
          <table:table-cell office:value-type="string">
            <text:p>SW1</text:p>
          </table:table-cell>
          <table:table-cell office:value-type="string">
            <text:p>I2C Select Switch</text:p>
          </table:table-cell>
          <table:table-cell/>
          <table:table-cell office:value-type="string">
            <text:p>76SC03T</text:p>
          </table:table-cell>
          <table:table-cell office:value-type="string">
            <text:p>DIL06</text:p>
          </table:table-cell>
          <table:table-cell office:value-type="string">
            <text:p>Newark</text:p>
          </table:table-cell>
          <table:table-cell office:value-type="string">
            <text:p>33K2704</text:p>
          </table:table-cell>
          <table:table-cell office:value-type="float" office:value="4.38">
            <text:p>4.3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 Cost</text:p>
          </table:table-cell>
          <table:table-cell table:formula="of:=SUM([.H2:.H41])" office:value-type="float" office:value="37.41">
            <text:p>37.41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20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Davis</meta:initial-creator>
    <meta:creation-date>2012-03-28T14:42:57</meta:creation-date>
    <dc:date>2012-03-28T20:57:00</dc:date>
    <dc:creator>Mitch Davis</dc:creator>
    <meta:editing-duration>PT4H19M29S</meta:editing-duration>
    <meta:editing-cycles>10</meta:editing-cycles>
    <meta:generator>LibreOffice/3.4$Unix LibreOffice_project/340m1$Build-402</meta:generator>
    <meta:document-statistic meta:table-count="1" meta:cell-count="273" meta:object-count="0"/>
  </office:meta>
</office:document-meta>
</file>